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2.50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age-schema Homepage unique</text:span> <text:span text:style-name="T1">(</text:span></text:p>
      <text:p text:style-name="P1">presentazione: string;</text:p>
      <text:p text:style-name="P1">foto_divisione: image;</text:p>
      <text:p text:style-name="P1">primario: string;</text:p>
      <text:p text:style-name="P1">login_paziente: form(</text:p>
      <text:p text:style-name="P7">login:text;</text:p>
      <text:p text:style-name="P7">pw: password;</text:p>
      <text:p text:style-name="P7">invia: submit();</text:p>
      <text:p text:style-name="P1">);</text:p>
      <text:p text:style-name="P1">personale_medico: link (personale, *PatologieLink);</text:p>
      <text:p text:style-name="P1">login_medico: form(</text:p>
      <text:p text:style-name="P7">login: text;</text:p>
      <text:p text:style-name="P7">pw: password;</text:p>
      <text:p text:style-name="P7">invia: submit();</text:p>
      <text:p text:style-name="P1">);</text:p>
      <text:p text:style-name="P3">);</text:p>
      <text:p text:style-name="P2"/>
      <text:p text:style-name="P2"><text:span text:style-name="T1">DB to page-schema HomePage</text:span> (</text:p>
      <text:p text:style-name="P2"><text:tab/>primario: <text:span text:style-name="T2">select nome, cognome from primario</text:span>;</text:p>
      <text:p text:style-name="P2"><text:tab/>login_cliente:</text:p>
      <text:p text:style-name="P2"><text:tab/><text:tab/>if(<text:tab/><text:span text:style-name="T2">select codsan</text:span></text:p>
      <text:p text:style-name="P4"><text:tab/><text:tab/><text:tab/>from paziente</text:p>
      <text:p text:style-name="P2"><text:span text:style-name="T2"><text:tab/><text:tab/><text:tab/>where login = ? and pw = ?</text:span>)</text:p>
      <text:p text:style-name="P2"><text:tab/><text:tab/>then *PazientePage else *HomePage</text:p>
      <text:p text:style-name="P2"><text:tab/><text:tab/>end;</text:p>
      <text:p text:style-name="P2"/>
      <text:p text:style-name="P2"><text:tab/>login_medico:</text:p>
      <text:p text:style-name="P2"><text:tab/><text:tab/>if(<text:tab/><text:span text:style-name="T2">select id</text:span></text:p>
      <text:p text:style-name="P4"><text:tab/><text:tab/><text:tab/>from medico</text:p>
      <text:p text:style-name="P2"><text:span text:style-name="T2"><text:tab/><text:tab/><text:tab/>where login = ? and pw = ?</text:span>)</text:p>
      <text:p text:style-name="P2"><text:tab/><text:tab/>then *DiagnosiPage else *HomePage</text:p>
      <text:p text:style-name="P2"><text:tab/><text:tab/>end;</text:p>
      <text:p text:style-name="P2"/>
      <text:p text:style-name="P2"><text:span text:style-name="T1">page-schema PazientePage </text:span><text:s/><text:span text:style-name="T1">(</text:span></text:p>
      <text:p text:style-name="P2"><text:span text:style-name="T4"/></text:p>
      <text:p text:style-name="P2"><text:span text:style-name="T4"><text:tab/>dati: list of (</text:span></text:p>
      <text:p text:style-name="P2"><text:span text:style-name="T4"><text:tab/><text:tab/>codice_sanitario: string;</text:span></text:p>
      <text:p text:style-name="P2"><text:span text:style-name="T4"><text:tab/><text:tab/>nome: string;</text:span></text:p>
      <text:p text:style-name="P2"><text:span text:style-name="T4"><text:tab/><text:tab/>cognome: string;</text:span></text:p>
      <text:p text:style-name="P2"><text:span text:style-name="T4"><text:tab/><text:tab/>data_nascita: string;</text:span></text:p>
      <text:p text:style-name="P2"><text:span text:style-name="T4"><text:tab/><text:tab/>via: string;</text:span></text:p>
      <text:p text:style-name="P2"><text:span text:style-name="T4"><text:tab/><text:tab/>civico: string;</text:span></text:p>
      <text:p text:style-name="P2"><text:span text:style-name="T4"><text:tab/><text:tab/>cartella_clinica: link(cartella clinica, *CartellaPage);</text:span></text:p>
      <text:p text:style-name="P2"><text:span text:style-name="T4"><text:tab/><text:tab/>fattori_rischio: string;</text:span></text:p>
      <text:p text:style-name="P2"><text:span text:style-name="T4"><text:tab/>);</text:span></text:p>
      <text:p text:style-name="P2"><text:span text:style-name="T4"/></text:p>
      <text:p text:style-name="P2"><text:span text:style-name="T4"><text:tab/>elenco_medici: list of(</text:span></text:p>
      <text:p text:style-name="P2"><text:span text:style-name="T4"><text:tab/><text:tab/>nome: string;</text:span></text:p>
      <text:p text:style-name="P2"><text:span text:style-name="T4"><text:tab/><text:tab/>cognome: string;</text:span></text:p>
      <text:p text:style-name="P2"><text:span text:style-name="T4"><text:tab/>);</text:span></text:p>
      <text:p text:style-name="P3">);</text:p>
      <text:p text:style-name="P2"><text:span text:style-name="T4"/></text:p>
      <text:p text:style-name="P2"><text:soft-page-break/><text:span text:style-name="T1">DB to page-schema PazientePage (</text:span></text:p>
      <text:p text:style-name="P2"><text:span text:style-name="T4"/></text:p>
      <text:p text:style-name="P2"><text:span text:style-name="T4"><text:tab/>dati: <text:tab/></text:span><text:span text:style-name="T3">select paziente.*</text:span></text:p>
      <text:p text:style-name="P4"><text:span text:style-name="T4"><text:tab/><text:tab/>from paziente</text:span></text:p>
      <text:p text:style-name="P2"><text:span text:style-name="T3"><text:tab/><text:tab/>where codsan = ?</text:span><text:span text:style-name="T4">;</text:span></text:p>
      <text:p text:style-name="P2"><text:span text:style-name="T4"><text:tab/></text:span></text:p>
      <text:p text:style-name="P2"><text:span text:style-name="T4"><text:tab/>cartelle_cliniche: list of(</text:span></text:p>
      <text:p text:style-name="P2"><text:span text:style-name="T4"><text:tab/><text:tab/>id_cartellaclinica: link(cartella clinica, *CartellaPage);</text:span></text:p>
      <text:p text:style-name="P2"><text:span text:style-name="T4"/></text:p>
      <text:p text:style-name="P2"><text:span text:style-name="T4"><text:tab/>);</text:span></text:p>
      <text:p text:style-name="P2"><text:span text:style-name="T4"/></text:p>
      <text:p text:style-name="P2"><text:span text:style-name="T4"><text:tab/>elenco_medici: <text:tab/></text:span><text:span text:style-name="T3">select []</text:span></text:p>
      <text:p text:style-name="P4"><text:span text:style-name="T4"><text:tab/><text:tab/><text:tab/><text:tab/>from paziente, []</text:span></text:p>
      <text:p text:style-name="P2"><text:span text:style-name="T3"><text:tab/><text:tab/><text:tab/><text:tab/>where codsan = ?</text:span><text:span text:style-name="T4">;</text:span></text:p>
      <text:p text:style-name="P2"><text:span text:style-name="T4"/></text:p>
      <text:p text:style-name="P2"><text:span text:style-name="T1">);</text:span><text:span text:style-name="T4"><text:tab/><text:tab/></text:span></text:p>
      <text:p text:style-name="P2"><text:span text:style-name="T4"/></text:p>
      <text:p text:style-name="P2"><text:span text:style-name="T4"/></text:p>
      <text:p text:style-name="P2"><text:span text:style-name="T1">page-schema CartellaPage (</text:span></text:p>
      <text:p text:style-name="P6"/>
      <text:p text:style-name="P6"><text:tab/>ID: string;</text:p>
      <text:p text:style-name="P6"><text:tab/>dataRic: string;</text:p>
      <text:p text:style-name="P6"><text:tab/>motivo: string;</text:p>
      <text:p text:style-name="P6"><text:tab/>prognosi: string;</text:p>
      <text:p text:style-name="P6"><text:tab/>nome_medico: string;</text:p>
      <text:p text:style-name="P6"><text:tab/>cognome_medico: string;</text:p>
      <text:p text:style-name="P6"/>
      <text:p text:style-name="P2"><text:span text:style-name="T1">);</text:span></text:p>
      <text:p text:style-name="P2"><text:span text:style-name="T1"/></text:p>
      <text:p text:style-name="P2"><text:span text:style-name="T1">DB to page-schema CartellaPage (</text:span></text:p>
      <text:p text:style-name="P6"/>
      <text:p text:style-name="P6"><text:tab/>dati:<text:tab/><text:span text:style-name="T2">select cartellaClinica.*, medico.nome, medico.cognome</text:span></text:p>
      <text:p text:style-name="P5"><text:tab/><text:tab/>from <text:s/>cartellaClinica, medico</text:p>
      <text:p text:style-name="P5"><text:tab/><text:tab/>where [];</text:p>
      <text:p text:style-name="P6"/>
      <text:p text:style-name="P2"><text:span text:style-name="T1">);</text:span></text:p>
      <text:p text:style-name="P2"><text:span text:style-name="T1"/></text:p>
      <text:p text:style-name="P2"><text:span text:style-name="T1"/></text:p>
      <text:p text:style-name="P2"><text:span text:style-name="T1">page-schema PatologiePage (</text:span></text:p>
      <text:p text:style-name="P6"/>
      <text:p text:style-name="P6"><text:tab/>patologie: text;</text:p>
      <text:p text:style-name="P2"><text:span text:style-name="T1">);</text:span></text:p>
      <text:p text:style-name="P2"><text:span text:style-name="T1"/></text:p>
      <text:p text:style-name="P2"><text:span text:style-name="T1"/></text:p>
      <text:p text:style-name="P2"><text:span text:style-name="T1">DB to page-schema PatologiePage (</text:span></text:p>
      <text:p text:style-name="P6"/>
      <text:p text:style-name="P6"><text:tab/>patologie: <text:tab/><text:span text:style-name="T2">select *<text:tab/></text:span></text:p>
      <text:p text:style-name="P5"><text:tab/><text:tab/><text:tab/>from patologia, paziente</text:p>
      <text:p text:style-name="P5"><text:tab/><text:tab/><text:tab/>where [];</text:p>
      <text:p text:style-name="P2"><text:span text:style-name="T1">);</text:span></text:p>
      <text:p text:style-name="P2"><text:span text:style-name="T1"/></text:p>
      <text:p text:style-name="P2"><text:span text:style-name="T1"/></text:p>
      <text:p text:style-name="P2"><text:soft-page-break/><text:span text:style-name="T1">page-schema PersonalePage (</text:span></text:p>
      <text:p text:style-name="P6"/>
      <text:p text:style-name="P6"><text:tab/>dati: text;</text:p>
      <text:p text:style-name="P2"><text:span text:style-name="T1">);</text:span></text:p>
      <text:p text:style-name="P2"><text:span text:style-name="T1"/></text:p>
      <text:p text:style-name="P2"><text:span text:style-name="T1">DB to page-schema PatologiePage (</text:span></text:p>
      <text:p text:style-name="P6"/>
      <text:p text:style-name="P6"><text:tab/>dati: <text:tab/><text:span text:style-name="T2">select medico.*, count(diagnosi)</text:span></text:p>
      <text:p text:style-name="P5"><text:tab/><text:tab/>from <text:s/>medico, diagnosi</text:p>
      <text:p text:style-name="P5"><text:tab/><text:tab/>where [];</text:p>
      <text:p text:style-name="P2"><text:span text:style-name="T1">);</text:span></text:p>
      <text:p text:style-name="P2"><text:span text:style-name="T1"/></text:p>
      <text:p text:style-name="P2"><text:span text:style-name="T1"/></text:p>
      <text:p text:style-name="P2"><text:span text:style-name="T1">page-schema PersonalePage (</text:span></text:p>
      <text:p text:style-name="P6"/>
      <text:p text:style-name="P6"><text:tab/>new_diagnosi: form (</text:p>
      <text:p text:style-name="P6"><text:tab/><text:tab/>data: string;</text:p>
      <text:p text:style-name="P6"><text:tab/><text:tab/>paziente: string;</text:p>
      <text:p text:style-name="P6"><text:tab/><text:tab/>ICD10: string;</text:p>
      <text:p text:style-name="P6"><text:tab/><text:tab/>sintomi: list of (string); <text:span text:style-name="T5">//radio button per dire se è una conferma o una contraddizione</text:span></text:p>
      <text:p text:style-name="P6"><text:span text:style-name="T5"><text:tab/><text:tab/></text:span></text:p>
      <text:p text:style-name="P6"><text:tab/>);</text:p>
      <text:p text:style-name="P2"><text:span text:style-name="T1">);</text:span></text:p>
      <text:p text:style-name="P2"><text:span text:style-name="T1"/></text:p>
      <text:p text:style-name="P2"><text:span text:style-name="T1"/></text:p>
      <text:p text:style-name="P2"><text:span text:style-name="T1">DB to page-schema PersonalePage (</text:span></text:p>
      <text:p text:style-name="P6"/>
      <text:p text:style-name="P6"><text:tab/>new_diagnosi: <text:span text:style-name="T2">INSERT INTO DIAGNOSI VALUES (?paziente?, ?data?, ?sintomo?, idMedico);</text:span></text:p>
      <text:p text:style-name="P6"><text:span text:style-name="T2"><text:tab/><text:tab/><text:tab/> INSERT INTO CONFERME || INSERTO INTO CONTRADDIZIONI</text:span><text:tab/></text:p>
      <text:p text:style-name="P2"><text:span text:style-name="T1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Giordano</meta:initial-creator>
    <meta:creation-date>2014-06-29T15:37:45</meta:creation-date>
    <dc:date>2014-06-29T16:15:25</dc:date>
    <dc:creator>Enrico Giordano</dc:creator>
    <meta:editing-duration>PT34M48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3" meta:paragraph-count="100" meta:word-count="273" meta:character-count="2075" meta:non-whitespace-character-count="1777"/>
  </office:meta>
</office:document-meta>
</file>